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6a2b6" officeooo:paragraph-rsid="0006a2b6"/>
    </style:style>
    <style:style style:name="P2" style:family="paragraph" style:parent-style-name="Standard">
      <style:text-properties fo:font-weight="bold" officeooo:rsid="0006a2b6" officeooo:paragraph-rsid="0006a2b6" style:font-weight-asian="bold" style:font-weight-complex="bold"/>
    </style:style>
    <style:style style:name="P3" style:family="paragraph" style:parent-style-name="Standard">
      <style:text-properties fo:font-weight="bold" officeooo:rsid="000aeae3" officeooo:paragraph-rsid="000aeae3" style:font-weight-asian="bold" style:font-weight-complex="bold"/>
    </style:style>
    <style:style style:name="P4" style:family="paragraph" style:parent-style-name="Standard">
      <style:text-properties fo:font-weight="bold" officeooo:rsid="000aeae3" officeooo:paragraph-rsid="000c305b" style:font-weight-asian="bold" style:font-weight-complex="bold"/>
    </style:style>
    <style:style style:name="P5" style:family="paragraph" style:parent-style-name="Standard">
      <style:text-properties fo:font-weight="bold" officeooo:rsid="000d26fd" officeooo:paragraph-rsid="000d26fd" style:font-weight-asian="bold" style:font-weight-complex="bold"/>
    </style:style>
    <style:style style:name="P6" style:family="paragraph" style:parent-style-name="Standard">
      <style:text-properties style:text-underline-style="solid" style:text-underline-width="auto" style:text-underline-color="font-color" fo:font-weight="bold" officeooo:rsid="0006a2b6" officeooo:paragraph-rsid="0006a2b6" style:font-weight-asian="bold" style:font-weight-complex="bold"/>
    </style:style>
    <style:style style:name="P7" style:family="paragraph" style:parent-style-name="Standard">
      <style:text-properties officeooo:rsid="000aeae3" officeooo:paragraph-rsid="000aeae3"/>
    </style:style>
    <style:style style:name="P8" style:family="paragraph" style:parent-style-name="Standard">
      <style:text-properties officeooo:rsid="000731e8" officeooo:paragraph-rsid="000731e8"/>
    </style:style>
    <style:style style:name="P9" style:family="paragraph" style:parent-style-name="Standard">
      <style:text-properties officeooo:rsid="000c305b" officeooo:paragraph-rsid="000c305b"/>
    </style:style>
    <style:style style:name="P10" style:family="paragraph" style:parent-style-name="Standard">
      <style:text-properties officeooo:rsid="000e86f3" officeooo:paragraph-rsid="000e86f3"/>
    </style:style>
    <style:style style:name="P11" style:family="paragraph" style:parent-style-name="Standard">
      <style:text-properties officeooo:rsid="0012bbda" officeooo:paragraph-rsid="0012bbda"/>
    </style:style>
    <style:style style:name="P12" style:family="paragraph" style:parent-style-name="Standard">
      <style:text-properties officeooo:rsid="0016b0ec" officeooo:paragraph-rsid="0016b0ec"/>
    </style:style>
    <style:style style:name="P13" style:family="paragraph" style:parent-style-name="Standard">
      <style:text-properties officeooo:rsid="0019fc5f" officeooo:paragraph-rsid="0019fc5f"/>
    </style:style>
    <style:style style:name="P14" style:family="paragraph" style:parent-style-name="Standard">
      <style:text-properties officeooo:rsid="001a1848" officeooo:paragraph-rsid="001a1848"/>
    </style:style>
    <style:style style:name="P15" style:family="paragraph" style:parent-style-name="Standard">
      <style:text-properties officeooo:rsid="001b7d97" officeooo:paragraph-rsid="001b7d97"/>
    </style:style>
    <style:style style:name="T1" style:family="text">
      <style:text-properties officeooo:rsid="000731e8"/>
    </style:style>
    <style:style style:name="T2" style:family="text">
      <style:text-properties style:text-underline-style="solid" style:text-underline-width="auto" style:text-underline-color="font-color"/>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color="#ff0000"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T5" style:family="text">
      <style:text-properties officeooo:rsid="000c305b"/>
    </style:style>
    <style:style style:name="T6" style:family="text">
      <style:text-properties officeooo:rsid="000d26fd"/>
    </style:style>
    <style:style style:name="T7" style:family="text">
      <style:text-properties fo:color="#000000" fo:font-size="12pt" fo:font-style="italic" style:text-underline-style="solid" style:text-underline-width="auto" style:text-underline-color="font-color" fo:font-weight="normal" officeooo:rsid="000d26fd" style:font-size-asian="12pt" style:font-style-asian="italic" style:font-weight-asian="normal" style:font-size-complex="12pt" style:font-style-complex="italic" style:font-weight-complex="normal"/>
    </style:style>
    <style:style style:name="T8" style:family="text">
      <style:text-properties fo:font-size="12pt" style:font-size-asian="12pt" style:font-size-complex="12pt"/>
    </style:style>
    <style:style style:name="T9" style:family="text">
      <style:text-properties officeooo:rsid="0016b0ec"/>
    </style:style>
    <style:style style:name="T10" style:family="text">
      <style:text-properties officeooo:rsid="0017f306"/>
    </style:style>
    <style:style style:name="T11" style:family="text">
      <style:text-properties officeooo:rsid="001b7d97"/>
    </style:style>
    <style:style style:name="T12" style:family="text">
      <style:text-properties officeooo:rsid="001cf9a0"/>
    </style:style>
    <style:style style:name="T13" style:family="text">
      <style:text-properties officeooo:rsid="001dca8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ockerfile</text:p>
      <text:p text:style-name="P2"/>
      <text:p text:style-name="P2">Chmod &amp; Chown</text:p>
      <text:p text:style-name="P7"/>
      <text:p text:style-name="P7">Θεώρηση:</text:p>
      <text:p text:style-name="P1">Αν και το Dockerfile αφορά την κατασκευή του image του container αποφάσισα να τα εισάγω στον parser, απλά κάνοντας τη θεώρηση ότι αφού επιτρέπονται στο Dockerfile – και προφανώς αφορούν το image και δεδομένα σε αυτό – να θεωρούμε ότι θα επιτρέπονται και στη συνέχεια εντός του image (για να έχουμε και μια μικρή πληροφορία από το Dockerfile).</text:p>
      <text:p text:style-name="P9">Eπιπλέον, δοκιμάζοντας δύο αντικρουόμενους κανόνες σε Dockerfile και profile – “chmod 777 /test_file” και “deny /testfile w” – είδα ότι υπερισχύει μεταξύ των 2 το Dockerfile. Συνεπώς, δεν έχει νόημα να απαγορεύσω κάτι που συμβαίνει στο Dockerfile.</text:p>
      <text:p text:style-name="P9"/>
      <text:p text:style-name="P1">Έ<text:span text:style-name="T1">τσι σε κάθε εντολή προσθέτουμε αντίστοιχο chmod/chown κανόνα:</text:span></text:p>
      <text:p text:style-name="P1"/>
      <text:p text:style-name="P3">- Chmod:</text:p>
      <text:p text:style-name="P4">chmod rule → not supported!</text:p>
      <text:p text:style-name="P4">Εδώ για να επιτρέπεται το chmod <text:span text:style-name="T5">χρειάζομαι </text:span>κανόνα “/path w” ώστε να επιτρέπεται στον χρήστη με permission write να αλλάζει τα permissions ενός αρχείου.</text:p>
      <text:p text:style-name="P8">Επιπλέον στο chmod, θα προσθέσουμε κανόνα για file access, όπου στο path θα δώσουμε τα αντίστοιχα <text:span text:style-name="T2">permissions τα οποία θα αναφέρονται στον owner </text:span>(<text:span text:style-name="T3">εδώ αφήνω ερωτηματικό, για το που θα πρέπει να αναφέρονται τα permissions στο apparmor, owner/group/others </text:span><text:span text:style-name="T4">??? </text:span><text:span text:style-name="T7">δεν εχω βρει κάτι για να καθορίσω ξεχωριστά τα δικαιώματα των group και others</text:span><text:span text:style-name="T8">)</text:span> .</text:p>
      <text:p text:style-name="P4">Προσθέτοντας το owner πριν τον file access rule, το file access αναφερεται στον owner.</text:p>
      <text:p text:style-name="P4">Πώς όμως να καθορίσω τα δικαιώματα των group και others???</text:p>
      <text:p text:style-name="P3">πχ. owner /path w <text:span text:style-name="T5">(αν παραλείψω το owner πάλι ισχύουν και για owner, οπότε λογικά χωρίς το owner τα δικαιώματα είναι ίδια για όλους – owner, group, others)</text:span></text:p>
      <text:p text:style-name="P3"/>
      <text:p text:style-name="P3">- Chown:</text:p>
      <text:p text:style-name="P3"><text:span text:style-name="T6">Χρειαζόμαστε “</text:span>chown capability” <text:span text:style-name="T6">για να είναι επιτρεπτό το chown.</text:span></text:p>
      <text:p text:style-name="P5">Για να αποτρέψουμε το chown ακόμα και αν έχουμε chown capability αρκεί να μην δώσουμε write permission σε συγκεκριμενο path: “deny /home/* w” (αυτό όμως δεν μπορούμε να το προβλέψουμε στον static parser προς το παρόν)</text:p>
      <text:p text:style-name="P3">chown rule → not supported!</text:p>
      <text:p text:style-name="P1"/>
      <text:p text:style-name="P2">- Copy, Add, Workdir</text:p>
      <text:p text:style-name="P1">Δεν έχει νόημα να συμπεριλάβουμε τελικά τα paths αυτών, γιατί αφενός δεν θα αναφερθούμε σε paths του host στο AppArmor profile μας οπότε το source δεν έχει νόημα για μας, αφετέρου τα destination paths (και το path του workdir) δεν έχουν κάποια ιδιαιτερότητα από τις εντολές αυτές, είναι σαν οποιοδήποτε άλλο path του container, άρα δεν έχουμε να τους δώσουμε κάποιο συγκεκριμένο permission. Οπότε δεν παίρνουμε πληροφορία τελικά από αυτά.</text:p>
      <text:p text:style-name="P1"/>
      <text:p text:style-name="P10">Docker Compose</text:p>
      <text:p text:style-name="P10"/>
      <text:p text:style-name="P10">- Capabilities add / drop: Δοκιμασμένο ήδη με το capability chown, δουλεύει.</text:p>
      <text:p text:style-name="P10"/>
      <text:p text:style-name="P10">- Ports:</text:p>
      <text:p text:style-name="P11">Για να χρησιμοποιήσω ports χρειάζομαι τον κανόνα network. Χωρίς αυτό δεν θα δουλέψει. (network bind x to y → not supported παρολο που αναφέρεται στο documentation). Το capability network_bind_service δεν φαίνεται να παίζει κάποιο ρόλο, αν λείπει από το profile και πάλι μπορώ να χρησιμοποιήσω τα ports → ίσως συμπεριλαμβάνεται στο network, ενώ σκέτο το capablity αυτό χωρίς το network δεν αρκεί για να χρησιμοποιήσω ports.</text:p>
      <text:p text:style-name="P11"><text:soft-page-break/>- <text:span text:style-name="T9">Mount: Το apparmor δεν επιτρέπει να έχεις writable directory με mount στο container…</text:span></text:p>
      <text:p text:style-name="P12">Ιδέες:</text:p>
      <text:p text:style-name="P12">mount options=rw dir → <text:span text:style-name="T10">dir : Δεν δούλεψε</text:span></text:p>
      <text:p text:style-name="P12">--<text:span text:style-name="T10">privileged (το container) : Δεν δούλεψε</text:span></text:p>
      <text:p text:style-name="P12">/<text:span text:style-name="T10">dir rw (μετά το mount) : Δεν δούλεψε</text:span></text:p>
      <text:p text:style-name="P12">:<text:span text:style-name="T10">z μετά τα dirs στα ορίσματα υποτίθεται ότι το κάνει writable αλλά στο docker compose δεν έχω βρει πώς (αν έχει υλοποιηθεί….) μπορώ να το ενσωματώσω</text:span></text:p>
      <text:p text:style-name="P12"/>
      <text:p text:style-name="P13">Xωρίς profile (apparmor:unconfined) το mount destination directory είναι writable…</text:p>
      <text:p text:style-name="P13"/>
      <text:p text:style-name="P13">Χωρίς τον κανόνα mount στο profile, δεν δίνεται η δυνατότητα για bind στο container.</text:p>
      <text:p text:style-name="P13"/>
      <text:p text:style-name="P14">- Devices: Τελικά η σχέση των devices είναι σαν τα mounts οπότε με εντολή mount θα κάνω bind μεταξύ 2 devices. <text:span text:style-name="T12">Βρες 2 devices και test.</text:span></text:p>
      <text:p text:style-name="P14"/>
      <text:p text:style-name="P14">- <text:span text:style-name="T11">Rlimit: Αναφερεται μαλλον σε resources.</text:span></text:p>
      <text:p text:style-name="P15">Δοκιμασε τις εντολες στο profile να δουμε αν ειναι supported yet. <text:span text:style-name="T13">=&gt; NOT SUPPORTED, δοκιμη για proc και co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4T03:08:47.465964293</meta:creation-date>
    <dc:date>2017-08-27T05:03:30.796818151</dc:date>
    <meta:editing-duration>PT5H15M18S</meta:editing-duration>
    <meta:editing-cycles>13</meta:editing-cycles>
    <meta:generator>LibreOffice/5.1.6.2$Linux_X86_64 LibreOffice_project/10m0$Build-2</meta:generator>
    <meta:document-statistic meta:table-count="0" meta:image-count="0" meta:object-count="0" meta:page-count="2" meta:paragraph-count="34" meta:word-count="586" meta:character-count="3608" meta:non-whitespace-character-count="3052"/>
  </office:meta>
</office:document-meta>
</file>